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lantae_Familia_Genus_Subgenus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family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семей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family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y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genera</text:p>
          </table:table-cell>
          <table:table-cell office:value-type="string">
            <text:p>genus</text:p>
          </table:table-cell>
          <table:table-cell office:value-type="string">
            <text:p>род</text:p>
          </table:table-cell>
        </table:table-row>
        <table:table-row table:style-name="ro1">
          <table:table-cell office:value-type="string">
            <text:p>subgenera</text:p>
          </table:table-cell>
          <table:table-cell office:value-type="string">
            <text:p>subgenus</text:p>
          </table:table-cell>
          <table:table-cell office:value-type="string">
            <text:p>подрод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genera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genera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genus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ubgenera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genera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genus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4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9:01</meta:creation-date>
    <dc:date>2014-08-25T19:34:26.62</dc:date>
    <dc:language>es-ES</dc:language>
    <meta:editing-cycles>4</meta:editing-cycles>
    <meta:editing-duration>PT2M</meta:editing-duration>
    <dc:creator>Konstantin Grebennikov</dc:creator>
    <meta:document-statistic meta:table-count="13" meta:cell-count="142" meta:object-count="0"/>
    <meta:user-defined meta:name="Info 1"/>
    <meta:user-defined meta:name="Info 2"/>
    <meta:user-defined meta:name="Info 3"/>
    <meta:user-defined meta:name="Info 4"/>
  </office:meta>
</office:document-meta>
</file>